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ad534"/>
    </style:style>
    <style:style style:name="P2" style:family="paragraph" style:parent-style-name="Standard">
      <style:paragraph-properties fo:text-align="justify" style:justify-single-word="false"/>
      <style:text-properties officeooo:paragraph-rsid="001c71fb"/>
    </style:style>
    <style:style style:name="P3" style:family="paragraph" style:parent-style-name="Standard">
      <style:text-properties style:font-name="Bitstream Charter" fo:font-size="17.25pt"/>
    </style:style>
    <style:style style:name="P4" style:family="paragraph" style:parent-style-name="Standard">
      <style:text-properties style:font-name="Bitstream Charter" fo:font-size="12pt" style:font-size-asian="12pt" style:font-size-complex="12pt"/>
    </style:style>
    <style:style style:name="P5" style:family="paragraph" style:parent-style-name="Standard">
      <style:text-properties style:font-name="Bitstream Charter" fo:font-size="12pt" officeooo:rsid="001c1445" officeooo:paragraph-rsid="001c1445" style:font-size-asian="12pt" style:font-size-complex="12pt"/>
    </style:style>
    <style:style style:name="P6" style:family="paragraph" style:parent-style-name="Standard">
      <style:text-properties style:font-name="Bitstream Charter" fo:font-size="12pt" officeooo:rsid="001c71fb" officeooo:paragraph-rsid="001c71fb" style:font-size-asian="12pt" style:font-size-complex="12pt"/>
    </style:style>
    <style:style style:name="P7" style:family="paragraph" style:parent-style-name="Standard">
      <style:text-properties style:font-name="Bitstream Charter" fo:font-size="12pt" fo:font-weight="bold" style:font-size-asian="12pt" style:font-weight-asian="bold" style:font-size-complex="12pt" style:font-weight-complex="bold"/>
    </style:style>
    <style:style style:name="P8" style:family="paragraph" style:parent-style-name="Standard">
      <style:text-properties style:font-name="Bitstream Charter" fo:font-size="12pt" officeooo:paragraph-rsid="001ad534"/>
    </style:style>
    <style:style style:name="P9" style:family="paragraph" style:parent-style-name="Standard">
      <style:paragraph-properties fo:text-align="justify" style:justify-single-word="false"/>
      <style:text-properties style:font-name="Bitstream Charter" fo:font-size="12pt" officeooo:paragraph-rsid="001ad534"/>
    </style:style>
    <style:style style:name="P10" style:family="paragraph" style:parent-style-name="Standard">
      <style:paragraph-properties fo:text-align="justify" style:justify-single-word="false"/>
      <style:text-properties style:font-name="Bitstream Charter" fo:font-size="12pt" officeooo:rsid="001c71fb" officeooo:paragraph-rsid="001c71fb"/>
    </style:style>
    <style:style style:name="P11" style:family="paragraph" style:parent-style-name="Standard" style:list-style-name="L3">
      <style:paragraph-properties fo:text-align="justify" style:justify-single-word="false"/>
      <style:text-properties style:font-name="Bitstream Charter" officeooo:paragraph-rsid="001c1445"/>
    </style:style>
    <style:style style:name="P12" style:family="paragraph" style:parent-style-name="Standard">
      <style:text-properties officeooo:paragraph-rsid="001c1445"/>
    </style:style>
    <style:style style:name="P13" style:family="paragraph" style:parent-style-name="Standard">
      <style:text-properties officeooo:paragraph-rsid="001c71fb"/>
    </style:style>
    <style:style style:name="P14" style:family="paragraph" style:parent-style-name="Text_20_body">
      <style:text-properties style:font-name="Bitstream Charter"/>
    </style:style>
    <style:style style:name="P15" style:family="paragraph" style:parent-style-name="Text_20_body" style:list-style-name="L4">
      <style:text-properties style:font-name="Bitstream Charter"/>
    </style:style>
    <style:style style:name="P16" style:family="paragraph" style:parent-style-name="Text_20_body" style:list-style-name="L4">
      <style:paragraph-properties fo:margin-top="0cm" fo:margin-bottom="0cm" loext:contextual-spacing="false"/>
      <style:text-properties style:font-name="Bitstream Charter"/>
    </style:style>
    <style:style style:name="T1" style:family="text">
      <style:text-properties officeooo:rsid="001ad534"/>
    </style:style>
    <style:style style:name="T2" style:family="text">
      <style:text-properties fo:font-weight="bold" style:font-weight-asian="bold" style:font-weight-complex="bold"/>
    </style:style>
    <style:style style:name="T3" style:family="text">
      <style:text-properties fo:font-weight="bold" style:font-size-asian="12pt" style:font-weight-asian="bold" style:font-size-complex="12pt" style:font-weight-complex="bold"/>
    </style:style>
    <style:style style:name="T4" style:family="text">
      <style:text-properties fo:font-weight="bold" officeooo:rsid="001c1445" style:font-size-asian="12pt" style:font-weight-asian="bold" style:font-size-complex="12pt" style:font-weight-complex="bold"/>
    </style:style>
    <style:style style:name="T5" style:family="text">
      <style:text-properties style:font-name="Bitstream Charter" fo:font-size="12pt" style:font-size-asian="12pt" style:font-size-complex="12pt"/>
    </style:style>
    <style:style style:name="T6" style:family="text">
      <style:text-properties style:font-name="Bitstream Charter" fo:font-size="12pt" officeooo:rsid="001ad534" style:font-size-asian="12pt" style:font-size-complex="12pt"/>
    </style:style>
    <style:style style:name="T7" style:family="text">
      <style:text-properties style:font-name="Bitstream Charter" fo:font-size="12pt" officeooo:rsid="001c1445" style:font-size-asian="12pt" style:font-size-complex="12pt"/>
    </style:style>
    <style:style style:name="T8" style:family="text">
      <style:text-properties style:font-name="Bitstream Charter" fo:font-size="12pt" officeooo:rsid="001c71fb" style:font-size-asian="12pt" style:font-size-complex="12pt"/>
    </style:style>
    <style:style style:name="T9" style:family="text">
      <style:text-properties style:font-name="Bitstream Charter" fo:font-size="12pt" fo:font-weight="bold" style:font-size-asian="12pt" style:font-weight-asian="bold" style:font-size-complex="12pt" style:font-weight-complex="bold"/>
    </style:style>
    <style:style style:name="T10" style:family="text">
      <style:text-properties style:font-name="Bitstream Charter" fo:font-weight="normal" style:font-weight-asian="normal" style:font-weight-complex="normal"/>
    </style:style>
    <style:style style:name="T11" style:family="text">
      <style:text-properties style:font-name="Bitstream Charter" fo:font-weight="normal" officeooo:rsid="001c71fb" style:font-weight-asian="normal" style:font-weight-complex="normal"/>
    </style:style>
    <style:style style:name="T12" style:family="text">
      <style:text-properties style:font-name="Bitstream Charter" fo:font-weight="bold" officeooo:rsid="001c71fb" style:font-weight-asian="bold" style:font-weight-complex="bold"/>
    </style:style>
    <style:style style:name="T13" style:family="text">
      <style:text-properties style:font-size-asian="12pt" style:font-size-complex="12pt"/>
    </style:style>
    <style:style style:name="T14" style:family="text">
      <style:text-properties officeooo:rsid="001ad534" style:font-size-asian="12pt" style:font-size-complex="12pt"/>
    </style:style>
    <style:style style:name="T15" style:family="text">
      <style:text-properties officeooo:rsid="001c1445" style:font-size-asian="12pt" style:font-size-complex="12pt"/>
    </style:style>
    <style:style style:name="T16" style:family="text">
      <style:text-properties officeooo:rsid="001c71f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text:span text:style-name="T1">1. </text:span><text:span text:style-name="T2">Why is software development life cycle important?</text:span></text:p>
      <text:p text:style-name="P7"/>
      <text:p text:style-name="P1"><text:span text:style-name="T9"><text:s text:c="18"/></text:span><text:span text:style-name="T5">S</text:span><text:span text:style-name="T6">oftware </text:span><text:span text:style-name="T5">D</text:span><text:span text:style-name="T6">evelopment </text:span><text:span text:style-name="T5">L</text:span><text:span text:style-name="T6">ife </text:span><text:span text:style-name="T5">C</text:span><text:span text:style-name="T6">ycle</text:span><text:span text:style-name="T5"> serves as a guide to the project and provides a flexible and consistent medium to accommodate changes, and perform the project to meet client’s objectives. </text:span><text:span text:style-name="T6">It ensures that the application meets the need of the users. </text:span><text:span text:style-name="T5">SDLC phases define key schedule and delivery points which ensure timely and correct delivery to the client within budget and project requirements. SDLC co-operates project control and management activities as they must be introduced within each phase of SDLC.</text:span></text:p>
      <text:p text:style-name="P4"/>
      <text:p text:style-name="P9"><text:span text:style-name="T14">2. </text:span><text:span text:style-name="T3">Come up with Entry and Exit criteria for each phases of project management life cycle</text:span></text:p>
      <text:p text:style-name="P9"><text:span text:style-name="T13"><text:s text:c="22"/></text:span></text:p>
      <text:p text:style-name="P10"><text:span text:style-name="T13"><text:s text:c="10"/>There are basically five phases in Project management and they are;</text:span></text:p>
      <text:p text:style-name="P10"><text:span text:style-name="T13">1. project initiation: starts with “Developing a Business case and ends with Phase review”</text:span></text:p>
      <text:p text:style-name="P10"><text:span text:style-name="T13">2. project planning : Starts with creating a project plan and ending with contracting the suppliers</text:span></text:p>
      <text:p text:style-name="P10"><text:span text:style-name="T13">3. project execution phase</text:span></text:p>
      <text:p text:style-name="P10"><text:span text:style-name="T13">4. project monitoring and controlling</text:span></text:p>
      <text:p text:style-name="P10"><text:span text:style-name="T13">5. project closure</text:span></text:p>
      <text:p text:style-name="P9"><text:span text:style-name="T13"/></text:p>
      <text:p text:style-name="P9"><text:span text:style-name="T13"/></text:p>
      <text:p text:style-name="P8"><text:span text:style-name="T15">3.</text:span><text:span text:style-name="T4"> </text:span><text:span text:style-name="T3">What are the roles of a Business Analyst? Why is Business Analysis crucial </text:span></text:p>
      <text:p text:style-name="P7"><text:s text:c="4"/>for a project success?</text:p>
      <text:p text:style-name="P12"><text:span text:style-name="T7"/></text:p>
      <text:p text:style-name="P12"><text:span text:style-name="T7"><text:s text:c="13"/>Business analyst plays vital roles in </text:span></text:p>
      <text:list xml:id="list2777041367742519481" text:style-name="L3">
        <text:list-item>
          <text:p text:style-name="P11">Initiate the project</text:p>
        </text:list-item>
        <text:list-item>
          <text:p text:style-name="P11">Elaborate the details, and </text:p>
        </text:list-item>
        <text:list-item>
          <text:p text:style-name="P11">Support the implementation. </text:p>
        </text:list-item>
      </text:list>
      <text:p text:style-name="P5">And thus the business analyst is able to find his approach or for his teams approach.</text:p>
      <text:p text:style-name="P5"/>
      <text:p text:style-name="P6">Business Analysis is important because it helps in</text:p>
      <text:p text:style-name="P6">1. reducing the cost</text:p>
      <text:p text:style-name="P6">2. reduction in rework</text:p>
      <text:p text:style-name="P6">3. reduction in requirements churn</text:p>
      <text:p text:style-name="P6">4. Discovering better and cost-effective solutions</text:p>
      <text:p text:style-name="P6"/>
      <text:p text:style-name="P6">More than that potential benefits are,</text:p>
      <text:p text:style-name="P6">1. new business needs or requirements are discovered</text:p>
      <text:p text:style-name="P6">2. By using prioritization techniques we can ensure focus on value</text:p>
      <text:p text:style-name="P13"><text:span text:style-name="T8">3. </text:span><text:span text:style-name="Strong_20_Emphasis"><text:span text:style-name="T10">More effective implementation of new solutions by the business</text:span></text:span></text:p>
      <text:p text:style-name="P13"><text:span text:style-name="Strong_20_Emphasis"><text:span text:style-name="T11">4. Providing a framework in which an IT team can scale</text:span></text:span></text:p>
      <text:p text:style-name="P13"><text:span text:style-name="Strong_20_Emphasis"><text:span text:style-name="T11"/></text:span></text:p>
      <text:p text:style-name="P13"><text:span text:style-name="Strong_20_Emphasis"><text:span text:style-name="T11"/></text:span></text:p>
      <text:p text:style-name="P13"><text:span text:style-name="Strong_20_Emphasis"><text:span text:style-name="T11">4. </text:span></text:span><text:span text:style-name="Strong_20_Emphasis"><text:span text:style-name="T12">Define the roles and responsibilities of a Project Manager</text:span></text:span></text:p>
      <text:p text:style-name="P2"><text:span text:style-name="Strong_20_Emphasis"><text:span text:style-name="T11"><text:s text:c="2"/></text:span></text:span></text:p>
      <text:p text:style-name="P2"><text:span text:style-name="Strong_20_Emphasis"><text:span text:style-name="T11"><text:s text:c="12"/>Project manager is the person who is in charge of the project and so he is held as the individual whois responsible for the correct and proper delivery of the project. The </text:span></text:span><text:soft-page-break/><text:span text:style-name="Strong_20_Emphasis"><text:span text:style-name="T11">individual leads and manages the project team, with authority and responsibility from the project board, to run the project on a day-to-day basis</text:span></text:span></text:p>
      <text:p text:style-name="P2"><text:span text:style-name="Strong_20_Emphasis"><text:span text:style-name="T11"/></text:span></text:p>
      <text:p text:style-name="P14"><text:span text:style-name="T16">T</text:span>he project manager, operating within agreed reporting structures, is responsible for:</text:p>
      <text:list xml:id="list7868841638675523541" text:style-name="L4">
        <text:list-item>
          <text:p text:style-name="P16">designing and applying appropriate project management standards for incorporation </text:p>
        </text:list-item>
        <text:list-item>
          <text:p text:style-name="P16">managing the production of the required deliverables </text:p>
        </text:list-item>
        <text:list-item>
          <text:p text:style-name="P16">planning and monitoring the project </text:p>
        </text:list-item>
        <text:list-item>
          <text:p text:style-name="P16">adopting any delegation and use of project assurance roles within agreed reporting structures </text:p>
        </text:list-item>
        <text:list-item>
          <text:p text:style-name="P16">preparing and maintaining project, stage and exception plans as required </text:p>
        </text:list-item>
        <text:list-item>
          <text:p text:style-name="P16">managing project risks, including the development of contingency plans </text:p>
        </text:list-item>
        <text:list-item>
          <text:p text:style-name="P16">liaison with programme management and related projects to ensure that work is neither overlooked nor duplicated </text:p>
        </text:list-item>
        <text:list-item>
          <text:p text:style-name="P16">monitoring overall progress and use of resources, initiating corrective action where necessary </text:p>
        </text:list-item>
        <text:list-item>
          <text:p text:style-name="P16">applying change control and configuration management processes </text:p>
        </text:list-item>
        <text:list-item>
          <text:p text:style-name="P16">reporting through agreed lines on project progress through highlight reports and end-stage assessments </text:p>
        </text:list-item>
        <text:list-item>
          <text:p text:style-name="P16">liaison with appointed project assurance representatives to assure the overall direction and integrity of the project </text:p>
        </text:list-item>
        <text:list-item>
          <text:p text:style-name="P16">maintaining an awareness of potential interdependencies with other projects and their impact </text:p>
        </text:list-item>
        <text:list-item>
          <text:p text:style-name="P16">adopting and applying appropriate technical and quality strategies and standards </text:p>
        </text:list-item>
        <text:list-item>
          <text:p text:style-name="P16">identifying and obtaining support and advice required for the management, planning and control of the project </text:p>
        </text:list-item>
        <text:list-item>
          <text:p text:style-name="P16">managing project administration </text:p>
        </text:list-item>
        <text:list-item>
          <text:p text:style-name="P16">conducting a project evaluation review to assess how well the project was managed </text:p>
        </text:list-item>
        <text:list-item>
          <text:p text:style-name="P15">preparing any follow-on action recommendations </text:p>
          <text:p text:style-name="P15"/>
        </text:list-item>
      </text:list>
      <text:p text:style-name="P2"><text:span text:style-name="Strong_20_Emphasis"><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9:19:14.248830426</meta:creation-date>
    <dc:date>2016-08-16T20:02:14.136487009</dc:date>
    <meta:editing-duration>PT52S</meta:editing-duration>
    <meta:editing-cycles>1</meta:editing-cycles>
    <meta:document-statistic meta:table-count="0" meta:image-count="0" meta:object-count="0" meta:page-count="2" meta:paragraph-count="49" meta:word-count="552" meta:character-count="3645" meta:non-whitespace-character-count="3058"/>
    <meta:generator>LibreOffice/5.1.4.2$Linux_X86_64 LibreOffice_project/10m0$Build-2</meta:generator>
  </office:meta>
</office:document-meta>
</file>